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pen Sans1" svg:font-family="'Open Sans'"/>
    <style:font-face style:name="Open Sans" svg:font-family="'Open Sans',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0120e"/>
    </style:style>
    <style:style style:name="P2" style:family="paragraph" style:parent-style-name="Standard">
      <style:text-properties officeooo:paragraph-rsid="0000120e"/>
    </style:style>
    <style:style style:name="P3" style:family="paragraph" style:parent-style-name="Standard">
      <style:text-properties officeooo:rsid="0004df18" officeooo:paragraph-rsid="0004df18"/>
    </style:style>
    <style:style style:name="P4" style:family="paragraph" style:parent-style-name="Standard">
      <style:text-properties officeooo:rsid="0005ffb8" officeooo:paragraph-rsid="0005ffb8"/>
    </style:style>
    <style:style style:name="P5" style:family="paragraph" style:parent-style-name="Standard">
      <style:text-properties officeooo:rsid="0008f44d" officeooo:paragraph-rsid="0008f44d"/>
    </style:style>
    <style:style style:name="P6" style:family="paragraph" style:parent-style-name="Standard">
      <style:text-properties officeooo:paragraph-rsid="0008f44d"/>
    </style:style>
    <style:style style:name="P7" style:family="paragraph" style:parent-style-name="Standard">
      <style:text-properties officeooo:rsid="000abc10" officeooo:paragraph-rsid="000abc10"/>
    </style:style>
    <style:style style:name="P8" style:family="paragraph" style:parent-style-name="Standard">
      <style:text-properties officeooo:paragraph-rsid="000abc10"/>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0abc10" officeooo:paragraph-rsid="000abc10"/>
    </style:style>
    <style:style style:name="P11" style:family="paragraph" style:parent-style-name="Table_20_Contents">
      <style:paragraph-properties fo:margin-top="0in" fo:margin-bottom="0in" loext:contextual-spacing="false" fo:line-height="180%" fo:text-align="center" style:justify-single-word="false"/>
    </style:style>
    <style:style style:name="P12" style:family="paragraph" style:parent-style-name="Table_20_Contents">
      <style:paragraph-properties fo:margin-top="0in" fo:margin-bottom="0in" loext:contextual-spacing="false" fo:line-height="180%" fo:text-align="center" style:justify-single-word="false"/>
      <style:text-properties fo:color="#465362" style:font-name="Open Sans1" fo:letter-spacing="normal" fo:font-weight="normal"/>
    </style:style>
    <style:style style:name="P13" style:family="paragraph" style:parent-style-name="Text_20_body">
      <style:paragraph-properties fo:margin-left="0in" fo:margin-right="0in" fo:margin-top="0in" fo:margin-bottom="0.0972in" loext:contextual-spacing="false" fo:line-height="180%" fo:text-align="start" style:justify-single-word="false" fo:orphans="2" fo:widows="2" fo:text-indent="0in" style:auto-text-indent="false"/>
      <style:text-properties fo:font-variant="normal" fo:text-transform="none" fo:color="#465362" style:font-name="Open Sans1" fo:font-size="12pt" fo:letter-spacing="normal" fo:font-style="normal" fo:font-weight="normal" officeooo:paragraph-rsid="00095c4b"/>
    </style:style>
    <style:style style:name="T1" style:family="text">
      <style:text-properties officeooo:rsid="0000120e"/>
    </style:style>
    <style:style style:name="T2" style:family="text">
      <style:text-properties fo:font-variant="normal" fo:text-transform="none" fo:color="#c7254e" style:font-name="Menlo" fo:font-size="9.75pt" fo:letter-spacing="normal" fo:font-style="normal" fo:font-weight="normal" fo:background-color="#f9f2f4" loext:char-shading-value="0" loext:padding-left="0.0417in" loext:padding-right="0.0417in" loext:padding-top="0.0193in" loext:padding-bottom="0.0193in" loext:border="0.06pt solid #e1e1e8"/>
    </style:style>
    <style:style style:name="T3" style:family="text">
      <style:text-properties fo:font-variant="normal" fo:text-transform="none" fo:color="#383838" style:font-name="Open Sans" fo:font-size="11.25pt" fo:letter-spacing="normal" fo:font-style="normal" fo:font-weight="normal"/>
    </style:style>
    <style:style style:name="T4" style:family="text">
      <style:text-properties fo:font-variant="normal" fo:text-transform="none" fo:color="#383838" style:font-name="Open Sans" fo:font-size="11.25pt" fo:letter-spacing="normal" fo:font-style="normal" fo:font-weight="normal" officeooo:rsid="0000120e"/>
    </style:style>
    <style:style style:name="T5" style:family="text">
      <style:text-properties fo:font-variant="normal" fo:text-transform="none" fo:color="#383838" style:font-name="Open Sans" fo:font-size="11.25pt" fo:letter-spacing="normal" fo:font-style="normal" fo:font-weight="normal" officeooo:rsid="000265db"/>
    </style:style>
    <style:style style:name="T6" style:family="text">
      <style:text-properties fo:font-variant="normal" fo:text-transform="none" fo:color="#383838" style:font-name="Open Sans" fo:font-size="11.25pt" fo:letter-spacing="normal" fo:font-style="normal" fo:font-weight="normal" officeooo:rsid="00037c0d"/>
    </style:style>
    <style:style style:name="T7" style:family="text">
      <style:text-properties fo:font-variant="normal" fo:text-transform="none" fo:color="#383838" style:font-name="Open Sans" fo:font-size="11.25pt" fo:letter-spacing="normal" fo:font-style="normal" fo:font-weight="normal" officeooo:rsid="0004df18"/>
    </style:style>
    <style:style style:name="T8" style:family="text">
      <style:text-properties fo:font-variant="normal" fo:text-transform="none" fo:color="#383838" style:font-name="Open Sans" fo:font-size="11.25pt" fo:letter-spacing="normal" fo:font-style="normal" fo:font-weight="normal" officeooo:rsid="0005b03a"/>
    </style:style>
    <style:style style:name="T9" style:family="text">
      <style:text-properties fo:font-variant="normal" fo:text-transform="none" fo:color="#383838" style:font-name="Open Sans" fo:font-size="11.25pt" fo:letter-spacing="normal" fo:font-style="normal" fo:font-weight="normal" officeooo:rsid="0005ffb8"/>
    </style:style>
    <style:style style:name="T10" style:family="text">
      <style:text-properties fo:font-variant="normal" fo:text-transform="none" fo:color="#383838" style:font-name="Open Sans" fo:font-size="11.25pt" fo:letter-spacing="normal" fo:font-style="normal" fo:font-weight="normal" officeooo:rsid="00077209"/>
    </style:style>
    <style:style style:name="T11" style:family="text">
      <style:text-properties fo:font-variant="normal" fo:text-transform="none" fo:color="#383838" style:font-name="Open Sans" fo:font-size="11.25pt" fo:letter-spacing="normal" fo:font-style="normal" fo:font-weight="normal" officeooo:rsid="0008f44d"/>
    </style:style>
    <style:style style:name="T12" style:family="text">
      <style:text-properties fo:font-variant="normal" fo:text-transform="none" fo:color="#383838" style:font-name="Open Sans" fo:font-size="11.25pt" fo:letter-spacing="normal" fo:font-style="normal" fo:font-weight="normal" officeooo:rsid="000abc10"/>
    </style:style>
    <style:style style:name="T13" style:family="text">
      <style:text-properties fo:font-variant="normal" fo:text-transform="none" fo:color="#383838" fo:letter-spacing="normal"/>
    </style:style>
    <style:style style:name="T14" style:family="text">
      <style:text-properties fo:font-variant="normal" fo:text-transform="none" fo:color="#101419" style:font-name="Open Sans1" fo:font-size="11.25pt" fo:letter-spacing="normal" fo:font-style="normal" fo:font-weight="bold" officeooo:rsid="0000120e"/>
    </style:style>
    <style:style style:name="T15" style:family="text">
      <style:text-properties fo:color="#465362" style:font-name="Open Sans1" fo:letter-spacing="normal" fo:font-weight="bold"/>
    </style:style>
    <style:style style:name="T16" style:family="text">
      <style:text-properties officeooo:rsid="00095c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âu <text:span text:style-name="T1">1: Thêm biến và hệ thống</text:span></text:p>
      <text:p text:style-name="Standard"/>
      <text:p text:style-name="Standard">- có <text:span text:style-name="T1">2 loại biến:</text:span></text:p>
      <text:p text:style-name="P2"><text:span text:style-name="T1">+ 1 là biến shell: </text:span><text:span text:style-name="Source_20_Text"><text:span text:style-name="T2">Các biến shell</text:span></text:span><text:span text:style-name="T13"> </text:span><text:span text:style-name="T3">là các biến chỉ áp dụng cho session shell hiện tại. Mỗi shell như </text:span><text:span text:style-name="Source_20_Text"><text:span text:style-name="T2">zsh</text:span></text:span><text:span text:style-name="T13"> </text:span><text:span text:style-name="T3">và </text:span><text:span text:style-name="Source_20_Text"><text:span text:style-name="T2">bash</text:span></text:span><text:span text:style-name="T3">, có tập hợp các biến shell bên trong riêng</text:span></text:p>
      <text:p text:style-name="P2"><text:span text:style-name="T1">Có cấu trúc KEY=”Value”</text:span></text:p>
      <text:p text:style-name="P2"><text:span text:style-name="T1">+ 2 là biến môi trường: </text:span><text:span text:style-name="Source_20_Text"><text:span text:style-name="T2">Biến môi trường</text:span></text:span><text:span text:style-name="T13"> </text:span><text:span text:style-name="T3">là các biến có sẵn trên toàn hệ thống và được kế thừa bởi tất cả các tiến trình và shell được sinh ra</text:span></text:p>
      <text:p text:style-name="P2"><text:span text:style-name="T3"/></text:p>
      <text:p text:style-name="P2"><text:span text:style-name="T3">- printenv: lệnh in các biến môi trường </text:span></text:p>
      <text:p text:style-name="P2"><text:span text:style-name="T3"/></text:p>
      <text:p text:style-name="P2"><text:span text:style-name="T3">- cách để tạo ra biến shell: KEY=”Value”</text:span></text:p>
      <text:p text:style-name="P2"><text:span text:style-name="T3">- chuyển biến shell vào biến môi trường: export KEY</text:span></text:p>
      <text:p text:style-name="P2"><text:span text:style-name="T4">- Cách xóa biến shell hoặc biến môi trường: ta dùng unset</text:span></text:p>
      <text:p text:style-name="P2"><text:span text:style-name="T4"/></text:p>
      <text:p text:style-name="P2"><text:span text:style-name="T4">Câu 2: Thay thế trong VIM</text:span></text:p>
      <text:p text:style-name="P2"><text:span text:style-name="T4"/></text:p>
      <text:h text:style-name="P1" text:outline-level="3"><text:bookmark text:name="Tim_kiem_va_thay_the"/><text:span text:style-name="Strong_20_Emphasis"><text:span text:style-name="T14">Tìm kiếm và thay thế</text:span></text:span></text:h>
      <text:p text:style-name="P13">Tìm kiếm và thay thế, đây là tính năng cần thiết trong quá trình soạn thảo mà bất cứ trình soạn thảo nào cũng cần hỗ trợ. Dưới đây là phím tắt để tìm kiếm và thay thế trong vim</text:p>
      <text:p text:style-name="P13">:s/&lt;old&gt;/&lt;new&gt;/: thay thế old bằng new ở ký tự đâuf tiên</text:p>
      <text:p text:style-name="P13">:s/<text:span text:style-name="T16">&lt;old&gt;/&lt;new&gt;/g: thay old bằng new trong toàn bộ văn bản </text:span></text:p>
      <text:p text:style-name="P2"><text:span text:style-name="T4"/></text:p>
      <text:p text:style-name="P2"><text:span text:style-name="T3">Câu </text:span><text:span text:style-name="T5">3: &lt; là gì </text:span></text:p>
      <text:p text:style-name="P2"><text:span text:style-name="T5"/></text:p>
      <text:p text:style-name="P7"><text:span text:style-name="T5">&lt; </text:span><text:span text:style-name="T3">chuyển hướng input file </text:span></text:p>
      <text:p text:style-name="P8"><text:span text:style-name="T12">&lt;&lt; Chỉ gửi những dòng khai báo ra màn hình input</text:span></text:p>
      <text:p text:style-name="P8"><text:span text:style-name="T5"/></text:p>
      <text:p text:style-name="P2"><text:span text:style-name="T5">Câu </text:span><text:span text:style-name="T6">4: Sed, awk là gì</text:span></text:p>
      <text:p text:style-name="P2"><text:span text:style-name="T6"/></text:p>
      <text:p text:style-name="P2"><text:span text:style-name="T6">sed command:</text:span></text:p>
      <text:p text:style-name="P2"><text:span text:style-name="T6">- Dùng để xử lý, edit văn bản ( thêm, sửa, xóa, thay thế,,, ) mà không phải trực tiếp mở file văn bản đó</text:span></text:p>
      <text:p text:style-name="P2"><text:span text:style-name="T6">Ví dụ: dùng sed để thay thế từ trong văn bản</text:span></text:p>
      <text:p text:style-name="P2"><text:span text:style-name="T6">sed ‘s/abc/bcd/g’ abc.txt</text:span></text:p>
      <text:p text:style-name="P2"><text:span text:style-name="T6">trong đó: /g là toàn bộ các từ abc có trong văn bản </text:span></text:p>
      <text:p text:style-name="P2"><text:span text:style-name="T6"><text:s text:c="16"/>abc/bcd: thay toàn bộ từ abc thành bcd trong văn bản</text:span></text:p>
      <text:p text:style-name="P2"><text:span text:style-name="T6"><text:s text:c="15"/>s/: là để thay thế văn bản</text:span></text:p>
      <text:p text:style-name="P2"><text:span text:style-name="T6"/></text:p>
      <text:p text:style-name="P2"><text:span text:style-name="T6">awk: là ngôn ngữ lập trình, dùng các hàm, chuỗi, và toán tử logic để tìm kiếm, lọc tài liệu </text:span></text:p>
      <text:p text:style-name="P2"><text:span text:style-name="T6"><text:s/>ví dụ: Dùng awk để lọc các PID của </text:span><text:span text:style-name="T7">1 process nào đó </text:span></text:p>
      <text:p text:style-name="P2"><text:span text:style-name="T7"><text:s/>ps -aux | grep -i firefox | awk ‘{print $2}’ </text:span></text:p>
      <text:p text:style-name="P2"><text:span text:style-name="T7"><text:s/>trong đó: ps -aux là trả về process dưới dạng BSD. </text:span></text:p>
      <text:p text:style-name="P2"><text:span text:style-name="T7"><text:s text:c="16"/>grep -i firefox: lọc các process chứa từ firefox </text:span></text:p>
      <text:p text:style-name="P2"><text:soft-page-break/><text:span text:style-name="T7"><text:s text:c="17"/>awk: lọc và in cột thứ 2 ra màn hình</text:span></text:p>
      <text:p text:style-name="P2"><text:span text:style-name="T6"/></text:p>
      <text:p text:style-name="P2"><text:span text:style-name="T6">Câu 5: Load avenger là gì?</text:span></text:p>
      <text:p text:style-name="P2"><text:span text:style-name="T6">- Load avenger là tải trung bình của </text:span><text:span text:style-name="T7">1 hệ thống</text:span></text:p>
      <text:p text:style-name="P3"><text:span text:style-name="T3">với hệ thống có 1 CPU:</text:span></text:p>
      <text:p text:style-name="P3"><text:span text:style-name="T3">- Load avenger bằng 1 nghĩa là hệ thống đang hoạt động 100%, nhưng với 1 cpu nhưng 2 luồng xử lý thì LA=1 nghĩa là hệ thống đang hoạt động 50%</text:span></text:p>
      <text:p text:style-name="P3"><text:span text:style-name="T3">- LA&lt;1 nghĩa là hệ thống đang hoạt động trơn tru, không có vấn đề</text:span></text:p>
      <text:p text:style-name="P3"><text:span text:style-name="T3">- LA &gt;1 </text:span><text:span text:style-name="T8">(1.x trở lên)</text:span><text:span text:style-name="T3">nghĩa là hệ thống đang hoạt động 100% và có trên 1 process đang chờ để được hoạt động.</text:span></text:p>
      <text:p text:style-name="P3"><text:span text:style-name="T3"/></text:p>
      <text:p text:style-name="P3"><text:span text:style-name="T3">Câu </text:span><text:span text:style-name="T8">6: Trường S trong htop là gì</text:span></text:p>
      <text:p text:style-name="P3"><text:span text:style-name="T8"/></text:p>
      <text:p text:style-name="P3"><text:span text:style-name="T8">Trường S trong htop là để biểu thị trạng thái của process đó </text:span></text:p>
      <text:p text:style-name="P3"><text:span text:style-name="T8">- S là sleep</text:span></text:p>
      <text:p text:style-name="P3"><text:span text:style-name="T8">- R là runing</text:span></text:p>
      <text:p text:style-name="P3"><text:span text:style-name="T8">- Z là zombie</text:span></text:p>
      <text:p text:style-name="P3"><text:span text:style-name="T8"/></text:p>
      <text:p text:style-name="P3"><text:span text:style-name="T8">Câu 7: <text:s/>ps -aux, các thành phần a u x mang ý nghĩa gì</text:span></text:p>
      <text:p text:style-name="P3"><text:span text:style-name="T8"/></text:p>
      <text:p text:style-name="P3"><text:span text:style-name="T8">ps: là lệnh hiển thị process status trong linux </text:span></text:p>
      <text:p text:style-name="P3"><text:span text:style-name="T8">-a: liệt kê tất cả các tiến trình đang được chạy trên terminal hiện tại, của tất cả các user</text:span></text:p>
      <text:p text:style-name="P3"><text:span text:style-name="T8">- u: user</text:span></text:p>
      <text:p text:style-name="P3"><text:span text:style-name="T8">- liệt kê tất cả các tiến trình đang chạy mà terminal không kiểm soát, hoặc là được chạy ngầm</text:span></text:p>
      <text:p text:style-name="P3"><text:span text:style-name="T8"/></text:p>
      <text:p text:style-name="P3"><text:span text:style-name="T8">Câu </text:span><text:span text:style-name="T9">8: Phân quyền file trong linux</text:span></text:p>
      <text:p text:style-name="P3"><text:span text:style-name="T9"/></text:p>
      <text:p text:style-name="P3"><text:span text:style-name="T9">Trong linux, có 2 khái niệm cần nhớ: permissions và ownership</text:span></text:p>
      <text:p text:style-name="P3"><text:span text:style-name="T9"/></text:p>
      <text:p text:style-name="P3"><text:span text:style-name="T9">- ownership: là mỗi file hay thư mục trong linux đều được quản lý bởi 3 đối tượng:</text:span></text:p>
      <text:p text:style-name="P3"><text:span text:style-name="T9">user, group, other</text:span></text:p>
      <text:p text:style-name="P3"><text:span text:style-name="T9"/></text:p>
      <text:p text:style-name="P4"><text:span text:style-name="T3">+ user: là người tạo thư mục hay file đó</text:span></text:p>
      <text:p text:style-name="P4"><text:span text:style-name="T3">+ group: 1 group có thể chứa nhiều user, nếu bạn muốn nhiều user cùng được truy cập hay thực thi 1 file, 1 folder, bạn có thể add nhiều user vào 1 group và phân quyền group đó</text:span></text:p>
      <text:p text:style-name="P4"><text:span text:style-name="T3">+ other: là tất cả các user, group không thuộc 2 trường trên</text:span></text:p>
      <text:p text:style-name="P4"><text:span text:style-name="T3"/></text:p>
      <text:p text:style-name="P4"><text:span text:style-name="T3">- Permission: Mỗi file hay thư mục trong linux đều có 3 quyền: đọc, ghi, thực thi</text:span></text:p>
      <text:p text:style-name="P4"><text:span text:style-name="T3"/></text:p>
      <text:p text:style-name="P2"><text:span text:style-name="T6">lần lượt là rwx:</text:span></text:p>
      <text:p text:style-name="P2"><text:span text:style-name="T6">r </text:span><text:span text:style-name="T10">=4</text:span></text:p>
      <text:p text:style-name="P2"><text:span text:style-name="T10">w=2</text:span></text:p>
      <text:p text:style-name="P2"><text:span text:style-name="T10">x=1 </text:span></text:p>
      <text:p text:style-name="P2"><text:span text:style-name="T10"/></text:p>
      <text:p text:style-name="P2"><text:span text:style-name="T10">Câu 9: rotedlog là gì</text:span></text:p>
      <text:p text:style-name="P2"><text:span text:style-name="T10"/></text:p>
      <text:p text:style-name="P2"><text:span text:style-name="T10">- Thay vì để nhật ký tự động lưu mãi mãi tại var/log. ta sử dung logrotate để có thể thay đổi tên, nén nhật kí, và xóa các nhật kí cũ và giữ lại những tệp gần đây.</text:span></text:p>
      <text:p text:style-name="P2"><text:span text:style-name="T10"/></text:p>
      <text:p text:style-name="P2"><text:span text:style-name="T10"/></text:p>
      <text:p text:style-name="P5"><text:span text:style-name="T10">Câu 1</text:span><text:span text:style-name="T3">0: ý nghĩa các thông số trong cấu hình ip tĩnh</text:span></text:p>
      <text:p text:style-name="P5"><text:span text:style-name="T3"/></text:p>
      <text:p text:style-name="P5"><text:soft-page-break/><text:span text:style-name="T3">- eno1: port vật lý chọn để cấu hình tĩnh</text:span></text:p>
      <text:p text:style-name="P5"><text:span text:style-name="T3">- ip/24: địa chỉ ipv4 của máy tính và subnet mask của ip đó ( snmask để định nghĩa xem ip đang nằm ở lớp nào)</text:span></text:p>
      <text:p text:style-name="P5"><text:span text:style-name="T3">- Gateway4: địa chỉ gateway, gateway là địa chỉ ip, là địa chỉ định tuyến các các gói tin, điều hướng các gói tin đi đúng hướng, dùng để giao tiếp giữa 2 network khác nhau.</text:span></text:p>
      <text:p text:style-name="P6"><text:span text:style-name="T11">- nameservers: là nơi cấu hình dns, điều này thực sự cần thiết. Vì khi có dns thì hệ thống mới biết nơi để phân giải tên miền ra ip, nên khi ta gõ google.com, hệ thống không biết tìm ip của google ở đâu. dẫn tới việc không truy cập internet qua domain được.</text:span></text:p>
      <text:p text:style-name="P6"><text:span text:style-name="T11">còn nếu ta cấu hình động thì sẽ có auto dns</text:span></text:p>
      <text:p text:style-name="P6"><text:span text:style-name="T11"/></text:p>
      <text:p text:style-name="P6"><text:span text:style-name="T11"/></text:p>
      <text:p text:style-name="P2"><text:span text:style-name="T6"/></text:p>
      <text:p text:style-name="P2"><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pen Sans1" svg:font-family="'Open Sans'"/>
    <style:font-face style:name="Open Sans" svg:font-family="'Open Sans',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3T13:23:15.276435259</meta:creation-date>
    <dc:date>2023-03-01T15:31:48.366942002</dc:date>
    <meta:editing-duration>PT29M58S</meta:editing-duration>
    <meta:editing-cycles>2</meta:editing-cycles>
    <meta:document-statistic meta:table-count="0" meta:image-count="0" meta:object-count="0" meta:page-count="3" meta:paragraph-count="67" meta:word-count="878" meta:character-count="3973" meta:non-whitespace-character-count="3081"/>
    <meta:generator>LibreOffice/6.4.7.2$Linux_X86_64 LibreOffice_project/40$Build-2</meta:generator>
  </office:meta>
</office:document-meta>
</file>